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2000002222057130E.png"/>
  <manifest:file-entry manifest:media-type="image/png" manifest:full-path="Pictures/10000201000002480000012211488C9F.png"/>
  <manifest:file-entry manifest:media-type="image/png" manifest:full-path="Pictures/10000201000002E500000163A131105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GraphDraw Project Pre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><text:span text:style-name="T2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TProject Package</text:p>
          </draw:text-box>
        </draw:frame>
        <draw:frame draw:style-name="gr2" draw:text-style-name="P4" draw:layer="layout" svg:width="20.764cm" svg:height="13.859cm" svg:x="3.617cm" svg:y="4.913cm" presentation:class="graphic">
          <draw:image xlink:href="Pictures/100002010000033200000222205713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hases</text:p>
          </draw:text-box>
        </draw:frame>
        <draw:frame draw:style-name="gr3" draw:text-style-name="P4" draw:layer="layout" svg:width="25.199cm" svg:height="12.071cm" svg:x="1.399cm" svg:y="5.807cm" presentation:class="graphic">
          <draw:image xlink:href="Pictures/10000201000002E500000163A13110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elper</text:p>
          </draw:text-box>
        </draw:frame>
        <draw:frame draw:style-name="gr2" draw:text-style-name="P4" draw:layer="layout" svg:width="25.199cm" svg:height="12.511cm" svg:x="1.399cm" svg:y="5.587cm" presentation:class="graphic">
          <draw:image xlink:href="Pictures/10000201000002480000012211488C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2"><text:span text:style-name="T2">Fra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M27S</meta:editing-duration>
    <meta:editing-cycles>4</meta:editing-cycles>
    <meta:generator>OpenOffice/4.1.4$Win32 OpenOffice.org_project/414m5$Build-9788</meta:generator>
    <dc:date>2020-01-26T18:56:02.23</dc:date>
    <dc:creator>Niklas Carstensen</dc:creator>
    <meta:document-statistic meta:object-count="42"/>
  </office:meta>
</office:document-meta>
</file>